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ller On Project Setup Guide</text:h>
      <text:h text:style-name="Heading_20_2" text:outline-level="2">Prerequisites</text:h>
      <text:p text:style-name="Text_20_body">Before setting up the project, ensure you have the following installed on your system:</text:p>
      <text:list xml:id="list3698079048" text:style-name="L1">
        <text:list-item>
          <text:p text:style-name="P5">Python (version 3.x recommended) </text:p>
        </text:list-item>
        <text:list-item>
          <text:p text:style-name="P5">pip (Python package manager) </text:p>
        </text:list-item>
        <text:list-item>
          <text:p text:style-name="P4">Virtual environment (venv) </text:p>
        </text:list-item>
      </text:list>
      <text:h text:style-name="Heading_20_2" text:outline-level="2">Step 1: Install Python</text:h>
      <text:p text:style-name="Text_20_body">If Python is not installed, download and install it from the official website: <text:a xlink:type="simple" xlink:href="https://www.python.org/downloads/" text:style-name="Internet_20_link" text:visited-style-name="Visited_20_Internet_20_Link">https://www.python.org/downloads/</text:a></text:p>
      <text:p text:style-name="Text_20_body">After installation, verify by running:</text:p>
      <text:p text:style-name="P1"><text:span text:style-name="Source_20_Text">python --version</text:span></text:p>
      <text:p text:style-name="Text_20_body">or</text:p>
      <text:p text:style-name="P1"><text:span text:style-name="Source_20_Text">python3 --version</text:span></text:p>
      <text:h text:style-name="Heading_20_2" text:outline-level="2">Step 2: Create a Virtual Environment</text:h>
      <text:p text:style-name="Text_20_body">Navigate to your project directory and create a virtual environment:</text:p>
      <text:p text:style-name="P1"><text:span text:style-name="Source_20_Text">python -m venv venv</text:span></text:p>
      <text:p text:style-name="Text_20_body">Activate the virtual environment:</text:p>
      <text:list xml:id="list94290086" text:style-name="L2">
        <text:list-item>
          <text:p text:style-name="P6"><text:span text:style-name="Strong_20_Emphasis">Windows:</text:span> </text:p>
          <text:p text:style-name="P2"><text:span text:style-name="Source_20_Text">venv\Scripts\activate</text:span></text:p>
        </text:list-item>
        <text:list-item>
          <text:p text:style-name="P6"><text:span text:style-name="Strong_20_Emphasis">Mac/Linux:</text:span> </text:p>
          <text:p text:style-name="P2"><text:span text:style-name="Source_20_Text">source venv/bin/activate</text:span></text:p>
        </text:list-item>
      </text:list>
      <text:h text:style-name="Heading_20_2" text:outline-level="2">Step 3: Install Dependencies</text:h>
      <text:p text:style-name="Text_20_body">Once the virtual environment is activated, install the required dependencies using the <text:span text:style-name="Source_20_Text">requirements.txt</text:span> file:</text:p>
      <text:p text:style-name="P1"><text:span text:style-name="Source_20_Text">pip install -r requirements.txt</text:span></text:p>
      <text:h text:style-name="Heading_20_2" text:outline-level="2">Step 4: Apply Migrations</text:h>
      <text:p text:style-name="Text_20_body">Run the following command to apply database migrations:</text:p>
      <text:p text:style-name="P1"><text:span text:style-name="Source_20_Text">python manage.py migrate</text:span></text:p>
      <text:h text:style-name="Heading_20_2" text:outline-level="2"><text:soft-page-break/>Step 5: Run the Server</text:h>
      <text:p text:style-name="Text_20_body">Start the Django development server:</text:p>
      <text:p text:style-name="P1"><text:span text:style-name="Source_20_Text">python manage.py runserver</text:span></text:p>
      <text:p text:style-name="Text_20_body">The application should now be running. Open your browser and visit:</text:p>
      <text:p text:style-name="P1"><text:span text:style-name="Source_20_Text">http://127.0.0.1:8000/</text:span></text:p>
      <text:h text:style-name="Heading_20_2" text:outline-level="2">Additional Commands</text:h>
      <text:list xml:id="list3990916804" text:style-name="L3">
        <text:list-item>
          <text:p text:style-name="P7"><text:span text:style-name="Strong_20_Emphasis">Create a Superuser (for admin access):</text:span></text:p>
          <text:p text:style-name="P3"><text:span text:style-name="Source_20_Text">python manage.py createsuperuser</text:span></text:p>
          <text:p text:style-name="P7">Follow the prompts to set up an admin user.</text:p>
        </text:list-item>
        <text:list-item>
          <text:p text:style-name="P7"><text:span text:style-name="Strong_20_Emphasis">Collect Static Files (for production deployment):</text:span></text:p>
          <text:p text:style-name="P3"><text:span text:style-name="Source_20_Text">python manage.py collectstatic</text:span></text:p>
        </text:list-item>
      </text:list>
      <text:p text:style-name="Text_20_body">Your project setup is now complete! 🚀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3:16:31.473423664</meta:creation-date>
    <dc:date>2025-03-06T13:17:23.679468843</dc:date>
    <meta:editing-duration>PT53S</meta:editing-duration>
    <meta:editing-cycles>1</meta:editing-cycles>
    <meta:document-statistic meta:table-count="0" meta:image-count="0" meta:object-count="0" meta:page-count="2" meta:paragraph-count="38" meta:word-count="200" meta:character-count="1349" meta:non-whitespace-character-count="1196"/>
    <meta:generator>LibreOffice/7.3.7.2$Linux_X86_64 LibreOffice_project/30$Build-2</meta:generator>
  </office:meta>
</office:document-meta>
</file>